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宋体" svg:font-family="宋体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宋体" fo:font-size="14pt" officeooo:rsid="000ba5f6" officeooo:paragraph-rsid="000ba5f6" style:font-name-asian="宋体" style:font-size-asian="14pt" style:font-size-complex="14pt"/>
    </style:style>
    <style:style style:name="P2" style:family="paragraph" style:parent-style-name="Standard">
      <style:text-properties style:font-name="宋体" fo:font-size="14pt" officeooo:rsid="000ba5f6" officeooo:paragraph-rsid="000d2e16" style:font-name-asian="宋体" style:font-size-asian="14pt" style:font-size-complex="14pt"/>
    </style:style>
    <style:style style:name="P3" style:family="paragraph" style:parent-style-name="Standard">
      <style:text-properties style:font-name="宋体" fo:font-size="14pt" officeooo:rsid="000ba5f6" officeooo:paragraph-rsid="000e1bfc" style:font-name-asian="宋体" style:font-size-asian="14pt" style:font-size-complex="14pt"/>
    </style:style>
    <style:style style:name="P4" style:family="paragraph" style:parent-style-name="Standard">
      <style:text-properties style:font-name="宋体" fo:font-size="14pt" officeooo:rsid="000ba5f6" officeooo:paragraph-rsid="0014f673" style:font-name-asian="宋体" style:font-size-asian="14pt" style:font-size-complex="14pt"/>
    </style:style>
    <style:style style:name="P5" style:family="paragraph" style:parent-style-name="Standard">
      <style:text-properties style:font-name="宋体" fo:font-size="14pt" officeooo:rsid="000ba5f6" officeooo:paragraph-rsid="00151974" style:font-name-asian="宋体" style:font-size-asian="14pt" style:font-size-complex="14pt"/>
    </style:style>
    <style:style style:name="P6" style:family="paragraph" style:parent-style-name="Standard">
      <style:text-properties style:font-name="宋体" fo:font-size="14pt" officeooo:rsid="000ba5f6" officeooo:paragraph-rsid="001749b7" style:font-name-asian="宋体" style:font-size-asian="14pt" style:font-size-complex="14pt"/>
    </style:style>
    <style:style style:name="P7" style:family="paragraph" style:parent-style-name="Standard">
      <style:text-properties style:font-name="宋体" fo:font-size="14pt" officeooo:rsid="00151974" style:font-name-asian="宋体" style:font-size-asian="14pt" style:font-size-complex="14pt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Text_20_body">
      <style:text-properties officeooo:rsid="001749b7" officeooo:paragraph-rsid="001749b7"/>
    </style:style>
    <style:style style:name="P10" style:family="paragraph" style:parent-style-name="Text_20_body">
      <style:text-properties officeooo:rsid="001749b7" officeooo:paragraph-rsid="00185861"/>
    </style:style>
    <style:style style:name="P11" style:family="paragraph" style:parent-style-name="Text_20_body">
      <style:text-properties officeooo:paragraph-rsid="0019e970"/>
    </style:style>
    <style:style style:name="P12" style:family="paragraph" style:parent-style-name="Text_20_body">
      <style:text-properties officeooo:rsid="0023c014" officeooo:paragraph-rsid="0023c014"/>
    </style:style>
    <style:style style:name="P13" style:family="paragraph" style:parent-style-name="Text_20_body">
      <style:text-properties fo:font-size="15pt" style:font-name-asian="宋体" style:font-size-asian="15pt" style:font-size-complex="15pt"/>
    </style:style>
    <style:style style:name="P14" style:family="paragraph" style:parent-style-name="Text_20_body">
      <style:text-properties fo:font-size="15pt" officeooo:rsid="00152fc5" style:font-name-asian="宋体" style:font-size-asian="15pt" style:font-size-complex="15pt"/>
    </style:style>
    <style:style style:name="P15" style:family="paragraph" style:parent-style-name="Text_20_body">
      <style:text-properties style:font-name="宋体" fo:font-size="16pt" style:font-name-asian="宋体" style:font-size-asian="16pt" style:font-size-complex="16pt"/>
    </style:style>
    <style:style style:name="P16" style:family="paragraph" style:parent-style-name="Text_20_body">
      <style:text-properties style:font-name="宋体" fo:font-size="16pt" officeooo:rsid="001d53d5" style:font-name-asian="宋体" style:font-size-asian="16pt" style:font-size-complex="16pt"/>
    </style:style>
    <style:style style:name="P17" style:family="paragraph" style:parent-style-name="Text_20_body">
      <style:text-properties style:font-name="宋体" fo:font-size="16pt" officeooo:rsid="001e66c7" style:font-name-asian="宋体" style:font-size-asian="16pt" style:font-size-complex="16pt"/>
    </style:style>
    <style:style style:name="P18" style:family="paragraph" style:parent-style-name="Text_20_body">
      <style:text-properties style:font-name="宋体" fo:font-size="14pt" officeooo:rsid="00289b8e" officeooo:paragraph-rsid="00289b8e" style:font-name-asian="宋体" style:font-size-asian="14pt" style:font-size-complex="14pt"/>
    </style:style>
    <style:style style:name="P19" style:family="paragraph" style:parent-style-name="Text_20_body">
      <style:text-properties style:font-name="宋体" fo:font-size="14pt" officeooo:paragraph-rsid="002a0e65" style:font-name-asian="宋体" style:font-size-asian="14pt" style:font-size-complex="14pt"/>
    </style:style>
    <style:style style:name="P20" style:family="paragraph" style:parent-style-name="Text_20_body">
      <style:text-properties style:font-name="宋体" fo:font-size="14pt" officeooo:paragraph-rsid="002a2cce" style:font-name-asian="宋体" style:font-size-asian="14pt" style:font-size-complex="14pt"/>
    </style:style>
    <style:style style:name="P21" style:family="paragraph" style:parent-style-name="Text_20_body">
      <style:text-properties style:font-name="宋体" fo:font-size="14pt" officeooo:paragraph-rsid="002aade7" style:font-name-asian="宋体" style:font-size-asian="14pt" style:font-size-complex="14pt"/>
    </style:style>
    <style:style style:name="P22" style:family="paragraph" style:parent-style-name="Text_20_body">
      <style:text-properties style:font-name="宋体" fo:font-size="14pt" officeooo:rsid="002a0e65" officeooo:paragraph-rsid="002aade7" style:font-name-asian="宋体" style:font-size-asian="14pt" style:font-size-complex="14pt"/>
    </style:style>
    <style:style style:name="P23" style:family="paragraph" style:parent-style-name="Text_20_body">
      <style:text-properties style:font-name="宋体" fo:font-size="14pt" officeooo:rsid="002a0e65" officeooo:paragraph-rsid="002a0e65" style:font-size-asian="14pt" style:font-size-complex="14pt"/>
    </style:style>
    <style:style style:name="P24" style:family="paragraph" style:parent-style-name="Text_20_body">
      <style:text-properties style:font-name="宋体" fo:font-size="14pt" officeooo:rsid="002bb72b" officeooo:paragraph-rsid="002bb72b" style:font-size-asian="12.25pt" style:font-size-complex="14pt"/>
    </style:style>
    <style:style style:name="P25" style:family="paragraph" style:parent-style-name="Text_20_body">
      <style:text-properties fo:font-size="14pt" style:font-size-asian="14pt" style:font-size-complex="14pt"/>
    </style:style>
    <style:style style:name="P26" style:family="paragraph" style:parent-style-name="Text_20_body">
      <style:text-properties fo:font-size="14pt" fo:font-weight="bold" style:font-name-asian="宋体" style:font-size-asian="14pt" style:font-weight-asian="bold" style:font-size-complex="14pt" style:font-weight-complex="bold"/>
    </style:style>
    <style:style style:name="P27" style:family="paragraph" style:parent-style-name="Text_20_body">
      <style:text-properties fo:font-size="14pt" style:font-name-asian="宋体" style:font-size-asian="14pt" style:font-size-complex="14pt"/>
    </style:style>
    <style:style style:name="P28" style:family="paragraph" style:parent-style-name="Text_20_body">
      <style:text-properties officeooo:rsid="001fa842" officeooo:paragraph-rsid="001fa842"/>
    </style:style>
    <style:style style:name="P29" style:family="paragraph" style:parent-style-name="Text_20_body">
      <style:text-properties officeooo:rsid="003ee8b9" officeooo:paragraph-rsid="003ee8b9"/>
    </style:style>
    <style:style style:name="P30" style:family="paragraph" style:parent-style-name="Text_20_body" style:list-style-name="L1">
      <style:text-properties style:font-name="宋体" fo:font-size="14pt" officeooo:rsid="003017f7" officeooo:paragraph-rsid="003017f7" style:font-name-asian="宋体" style:font-size-asian="14pt" style:font-size-complex="14pt"/>
    </style:style>
    <style:style style:name="P31" style:family="paragraph" style:parent-style-name="Text_20_body" style:list-style-name="L1">
      <style:text-properties style:font-name="宋体" fo:font-size="14pt" officeooo:rsid="00309868" officeooo:paragraph-rsid="0032141d" style:font-name-asian="宋体" style:font-size-asian="14pt" style:font-size-complex="14pt"/>
    </style:style>
    <style:style style:name="P32" style:family="paragraph" style:parent-style-name="Text_20_body" style:list-style-name="L1">
      <style:text-properties style:font-name="宋体" fo:font-size="14pt" officeooo:rsid="00309868" officeooo:paragraph-rsid="00309868" style:font-name-asian="宋体" style:font-size-asian="14pt" style:font-size-complex="14pt"/>
    </style:style>
    <style:style style:name="P33" style:family="paragraph" style:parent-style-name="Text_20_body" style:list-style-name="L1">
      <style:text-properties style:font-name="宋体" fo:font-size="14pt" officeooo:rsid="00289b8e" officeooo:paragraph-rsid="003bba0a" style:font-name-asian="宋体" style:font-size-asian="14pt" style:font-size-complex="14pt"/>
    </style:style>
    <style:style style:name="P34" style:family="paragraph" style:parent-style-name="Heading_20_2">
      <style:text-properties style:font-name="宋体" fo:font-size="16pt" style:font-name-asian="宋体" style:font-size-asian="16pt" style:font-size-complex="16pt"/>
    </style:style>
    <style:style style:name="P35" style:family="paragraph" style:parent-style-name="Heading_20_2">
      <style:text-properties fo:font-size="16pt" style:font-size-asian="16pt" style:font-size-complex="16pt"/>
    </style:style>
    <style:style style:name="P36" style:family="paragraph" style:parent-style-name="Heading_20_1">
      <style:text-properties fo:font-size="22pt" style:font-name-asian="宋体" style:font-size-asian="22pt" style:font-size-complex="22pt"/>
    </style:style>
    <style:style style:name="P37" style:family="paragraph" style:parent-style-name="Heading_20_1">
      <style:paragraph-properties fo:text-align="center" style:justify-single-word="false"/>
      <style:text-properties fo:font-size="22pt" style:font-name-asian="宋体" style:font-size-asian="22pt" style:font-size-complex="22pt"/>
    </style:style>
    <style:style style:name="P38" style:family="paragraph" style:parent-style-name="Heading_20_1">
      <style:paragraph-properties fo:text-align="center" style:justify-single-word="false"/>
      <style:text-properties fo:font-size="22pt" style:font-size-asian="22pt" style:font-size-complex="22pt"/>
    </style:style>
    <style:style style:name="P39" style:family="paragraph" style:parent-style-name="Heading_20_1">
      <style:paragraph-properties fo:text-align="center" style:justify-single-word="false"/>
      <style:text-properties style:font-name="宋体" fo:font-size="22pt" style:font-name-asian="宋体" style:font-size-asian="22pt" style:font-size-complex="22pt"/>
    </style:style>
    <style:style style:name="T1" style:family="text">
      <style:text-properties style:font-name-asian="宋体"/>
    </style:style>
    <style:style style:name="T2" style:family="text">
      <style:text-properties officeooo:rsid="00271c19" style:font-name-asian="宋体"/>
    </style:style>
    <style:style style:name="T3" style:family="text">
      <style:text-properties officeooo:rsid="00289b8e" style:font-name-asian="宋体"/>
    </style:style>
    <style:style style:name="T4" style:family="text">
      <style:text-properties officeooo:rsid="002c9857" style:font-name-asian="宋体"/>
    </style:style>
    <style:style style:name="T5" style:family="text">
      <style:text-properties style:font-name="宋体" officeooo:rsid="00151974" style:font-name-asian="宋体"/>
    </style:style>
    <style:style style:name="T6" style:family="text">
      <style:text-properties style:font-name="宋体" officeooo:rsid="001cc673" style:font-name-asian="宋体"/>
    </style:style>
    <style:style style:name="T7" style:family="text">
      <style:text-properties style:font-name="宋体" fo:font-size="14pt" style:font-name-asian="宋体" style:font-size-asian="14pt" style:font-size-complex="14pt"/>
    </style:style>
    <style:style style:name="T8" style:family="text">
      <style:text-properties style:font-name="宋体" fo:font-size="14pt" officeooo:rsid="000ba5f6" style:font-name-asian="宋体" style:font-size-asian="14pt" style:font-size-complex="14pt"/>
    </style:style>
    <style:style style:name="T9" style:family="text">
      <style:text-properties style:font-name="宋体" fo:font-size="14pt" officeooo:rsid="00151974" style:font-name-asian="宋体" style:font-size-asian="14pt" style:font-size-complex="14pt"/>
    </style:style>
    <style:style style:name="T10" style:family="text">
      <style:text-properties style:font-name="宋体" fo:font-size="14pt" officeooo:rsid="00160833" style:font-name-asian="宋体" style:font-size-asian="14pt" style:font-size-complex="14pt"/>
    </style:style>
    <style:style style:name="T11" style:family="text">
      <style:text-properties style:font-name="宋体" fo:font-size="14pt" officeooo:rsid="00289b8e" style:font-name-asian="宋体" style:font-size-asian="14pt" style:font-size-complex="14pt"/>
    </style:style>
    <style:style style:name="T12" style:family="text">
      <style:text-properties style:font-name="宋体" fo:font-size="14pt" officeooo:rsid="002a0e65" style:font-name-asian="宋体" style:font-size-asian="14pt" style:font-size-complex="14pt"/>
    </style:style>
    <style:style style:name="T13" style:family="text">
      <style:text-properties style:font-name="宋体" fo:font-size="14pt" officeooo:rsid="00309868" style:font-name-asian="宋体" style:font-size-asian="14pt" style:font-size-complex="14pt"/>
    </style:style>
    <style:style style:name="T14" style:family="text">
      <style:text-properties style:font-name="宋体" fo:font-size="14pt" officeooo:rsid="0032141d" style:font-name-asian="宋体" style:font-size-asian="14pt" style:font-size-complex="14pt"/>
    </style:style>
    <style:style style:name="T15" style:family="text">
      <style:text-properties style:font-name="宋体" fo:font-size="16pt" style:font-name-asian="宋体" style:font-size-asian="16pt" style:font-size-complex="16pt"/>
    </style:style>
    <style:style style:name="T16" style:family="text">
      <style:text-properties style:font-name="宋体" fo:font-size="16pt" officeooo:rsid="001d53d5" style:font-name-asian="宋体" style:font-size-asian="16pt" style:font-size-complex="16pt"/>
    </style:style>
    <style:style style:name="T17" style:family="text">
      <style:text-properties style:font-name="宋体" fo:font-size="16pt" officeooo:rsid="001e59bc" style:font-name-asian="宋体" style:font-size-asian="16pt" style:font-size-complex="16pt"/>
    </style:style>
    <style:style style:name="T18" style:family="text">
      <style:text-properties style:font-name="宋体" fo:font-size="16pt" officeooo:rsid="001e66c7" style:font-name-asian="宋体" style:font-size-asian="16pt" style:font-size-complex="16pt"/>
    </style:style>
    <style:style style:name="T19" style:family="text">
      <style:text-properties style:font-name="宋体" fo:font-size="16pt" officeooo:rsid="001749b7" style:font-name-asian="宋体" style:font-size-asian="16pt" style:font-size-complex="16pt"/>
    </style:style>
    <style:style style:name="T20" style:family="text">
      <style:text-properties style:font-name="宋体" fo:font-size="16pt" officeooo:rsid="0019e970" style:font-name-asian="宋体" style:font-size-asian="16pt" style:font-size-complex="16pt"/>
    </style:style>
    <style:style style:name="T21" style:family="text">
      <style:text-properties style:font-name="宋体" fo:font-size="15pt" style:font-name-asian="宋体" style:font-size-asian="15pt" style:font-size-complex="15pt"/>
    </style:style>
    <style:style style:name="T22" style:family="text">
      <style:text-properties style:font-name="宋体" fo:font-size="15pt" officeooo:rsid="00152fc5" style:font-name-asian="宋体" style:font-size-asian="15pt" style:font-size-complex="15pt"/>
    </style:style>
    <style:style style:name="T23" style:family="text">
      <style:text-properties style:font-name="宋体" fo:font-size="15pt" officeooo:rsid="00185861" style:font-name-asian="宋体" style:font-size-asian="15pt" style:font-size-complex="15pt"/>
    </style:style>
    <style:style style:name="T24" style:family="text">
      <style:text-properties style:font-name="宋体" officeooo:rsid="000ba5f6"/>
    </style:style>
    <style:style style:name="T25" style:family="text">
      <style:text-properties style:font-name="宋体" officeooo:rsid="001cc673"/>
    </style:style>
    <style:style style:name="T26" style:family="text">
      <style:text-properties style:font-name="宋体" officeooo:rsid="001d53d5"/>
    </style:style>
    <style:style style:name="T27" style:family="text">
      <style:text-properties officeooo:rsid="0014f673"/>
    </style:style>
    <style:style style:name="T28" style:family="text">
      <style:text-properties fo:font-size="15pt" style:font-name-asian="宋体" style:font-size-asian="15pt" style:font-size-complex="15pt"/>
    </style:style>
    <style:style style:name="T29" style:family="text">
      <style:text-properties fo:font-size="15pt" officeooo:rsid="00152fc5" style:font-name-asian="宋体" style:font-size-asian="15pt" style:font-size-complex="15pt"/>
    </style:style>
    <style:style style:name="T30" style:family="text">
      <style:text-properties officeooo:rsid="00151974"/>
    </style:style>
    <style:style style:name="T31" style:family="text">
      <style:text-properties officeooo:rsid="001749b7"/>
    </style:style>
    <style:style style:name="T32" style:family="text">
      <style:text-properties officeooo:rsid="00289b8e"/>
    </style:style>
    <style:style style:name="T33" style:family="text">
      <style:text-properties fo:font-size="14pt" style:font-name-asian="宋体" style:font-size-asian="14pt" style:font-size-complex="14pt"/>
    </style:style>
    <style:style style:name="T34" style:family="text">
      <style:text-properties fo:font-size="14pt" fo:font-weight="bold" style:font-name-asian="宋体" style:font-size-asian="14pt" style:font-weight-asian="bold" style:font-size-complex="14pt" style:font-weight-complex="bold"/>
    </style:style>
    <style:style style:name="T35" style:family="text">
      <style:text-properties officeooo:rsid="002a0e65"/>
    </style:style>
    <style:style style:name="T36" style:family="text">
      <style:text-properties officeooo:rsid="002bb72b"/>
    </style:style>
    <style:style style:name="T37" style:family="text">
      <style:text-properties officeooo:rsid="003017f7"/>
    </style:style>
    <style:style style:name="T38" style:family="text">
      <style:text-properties officeooo:rsid="00309868"/>
    </style:style>
    <style:style style:name="T39" style:family="text">
      <style:text-properties officeooo:rsid="0032141d"/>
    </style:style>
    <style:style style:name="T40" style:family="text">
      <style:text-properties officeooo:rsid="003253be"/>
    </style:style>
    <style:style style:name="T41" style:family="text">
      <style:text-properties officeooo:rsid="003369fc"/>
    </style:style>
    <style:style style:name="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officeooo:rsid="0037c304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"/># contact</text:p>
      <text:p text:style-name="P1"/>
      <text:h text:style-name="P37" text:outline-level="1">程序实现的基本功能：</text:h>
      <text:p text:style-name="P2"><text:tab/>获取用户的选项，根据选项实现功能</text:p>
      <text:p text:style-name="P1"><text:s text:c="5"/><text:tab/>1添加新联系人</text:p>
      <text:p text:style-name="P1"><text:s text:c="7"/><text:tab/>2输入号码查找联系人</text:p>
      <text:p text:style-name="P1"><text:s text:c="2"/><text:tab/> <text:s text:c="2"/><text:tab/>3显示所有联系人列表</text:p>
      <text:p text:style-name="P1"><text:s text:c="2"/><text:tab/><text:tab/>4依次显示联系人信息</text:p>
      <text:p text:style-name="P1"><text:s text:c="2"/><text:tab/><text:tab/>5删除联系人</text:p>
      <text:p text:style-name="P1"><text:s/><text:tab/><text:tab/>6退出</text:p>
      <text:p text:style-name="P1"/>
      <text:h text:style-name="P38" text:outline-level="1">源代码<text:span text:style-name="T1">结构</text:span></text:h>
      <text:p text:style-name="P3">代码可以分为3个部分</text:p>
      <text:p text:style-name="P1"><text:s text:c="4"/><text:tab/><text:tab/>1） 1-97行：初始化工作。声明了结构的全局模板,初始化所有字符串数组，定义了用于清屏和输出选择菜单的函数。</text:p>
      <text:p text:style-name="P1"><text:s text:c="3"/><text:tab/><text:tab/>2） 98-441行：程序的实现部分，定义了所有功能函数。</text:p>
      <text:p text:style-name="P1"><text:s text:c="3"/><text:tab/><text:tab/>3） 442-末尾：定义了两个主驱动函数，控制程序。</text:p>
      <text:p text:style-name="P1"/>
      <text:p text:style-name="P1"/>
      <text:h text:style-name="P36" text:outline-level="1">总结收获<text:span text:style-name="T37">：</text:span></text:h>
      <text:list xml:id="list2785984056277060235" text:style-name="L1">
        <text:list-item>
          <text:p text:style-name="P30"><text:span text:style-name="T43">Memset()</text:span>函数初始化结构体</text:p>
        </text:list-item>
        <text:list-item>
          <text:p text:style-name="P30"><text:span text:style-name="T43">函数的相互调用</text:span>（见ViewList()和ListWaitUser(), <text:span text:style-name="T38">ViewData()和DataWaitUser()</text:span>）</text:p>
          <text:list>
            <text:list-item>
              <text:p text:style-name="P30">一个函数实现功能<text:span text:style-name="T38">，一个函数判断，互相调用，循环往复，知道判断为假退出</text:span></text:p>
            </text:list-item>
          </text:list>
        </text:list-item>
        <text:list-item>
          <text:p text:style-name="P31"><text:span text:style-name="T42">选择授权</text:span><text:span text:style-name="T39">（依据情况限制用户选择的权限，见函数：ListWaitUser()和</text:span>DataWaitUser()<text:span text:style-name="T40">，实际上是逻辑门的原理）</text:span></text:p>
        </text:list-item>
        <text:list-item>
          <text:p text:style-name="P32">GetFileDataCount()<text:span text:style-name="T41">：获取文件中结构的个数。推而广之，可以计算文件</text:span><text:soft-page-break/><text:span text:style-name="T41">中字符个数等，前提是每个变量字节宽度相同（同一类型）～</text:span></text:p>
        </text:list-item>
        <text:list-item>
          <text:p text:style-name="P32">涉及到变量的读写时<text:span text:style-name="T44">，需要有一个临时变量（有点废话，但是不要忘记）</text:span></text:p>
        </text:list-item>
        <text:list-item>
          <text:p text:style-name="P33">通过移动、覆盖实现结构体删除</text:p>
        </text:list-item>
        <text:list-item>
          <text:p text:style-name="P33">system(“”):执行shell命令</text:p>
        </text:list-item>
        <text:list-item>
          <text:p text:style-name="P33">getpass(“”)：不回显地获取字符串（用于获取密码），“ ”为输出的提示内容。在这个程序中仅仅用于反正程序执行完马上退出。 注意：这个函数已经被废弃！</text:p>
        </text:list-item>
      </text:list>
      <text:p text:style-name="P1"/>
      <text:p text:style-name="P1"/>
      <text:h text:style-name="P39" text:outline-level="1"><text:s/>详细分析:</text:h>
      <text:h text:style-name="P34" text:outline-level="2"><text:s/>重要变量： </text:h>
      <text:p text:style-name="P3"><text:tab/>1. 一共有多少条联系人信息： GetFilDataCount(),iDataTotalCount</text:p>
      <text:p text:style-name="P1"><text:s text:c="2"/><text:tab/>2. 一共有多少页： iDataTotalPage</text:p>
      <text:p text:style-name="P1"><text:s text:c="4"/><text:tab/>3. 每页有多少条数据（多少联系人): iDataCountPerpage</text:p>
      <text:p text:style-name="P1"><text:s text:c="3"/><text:tab/>4. 当前在第几页：iCurpage</text:p>
      <text:p text:style-name="P1"><text:s text:c="3"/><text:tab/>5. 当前在文件中的什么位置：iPos</text:p>
      <text:p text:style-name="P1"/>
      <text:p text:style-name="P1"/>
      <text:p text:style-name="P1"/>
      <text:h text:style-name="P34" text:outline-level="2">辅助函数<text:span text:style-name="T31">：</text:span></text:h>
      <text:p text:style-name="P11"><text:span text:style-name="T19">1. </text:span><text:span text:style-name="T20">GetSelect():获取用户对功能的选择</text:span></text:p>
      <text:p text:style-name="P11"><text:span text:style-name="T20">2. </text:span><text:span text:style-name="T19">Check()：检查输入是否valid</text:span></text:p>
      <text:p text:style-name="P9"><text:span text:style-name="T20">3</text:span><text:span text:style-name="T19">. </text:span><text:span text:style-name="T15">ClearScreen()：清屏</text:span></text:p>
      <text:p text:style-name="P9"><text:span text:style-name="T20">4</text:span><text:span text:style-name="T15">. InputData（）：获得结构体输入</text:span></text:p>
      <text:p text:style-name="P10"><text:span text:style-name="T20">5</text:span><text:span text:style-name="T15">. </text:span><text:span text:style-name="T22">SavecontactsToFile()</text:span><text:span text:style-name="T23">：将临时结构体内容存入文件中</text:span></text:p>
      <text:p text:style-name="P28"><text:span text:style-name="T23">6.</text:span><text:span text:style-name="T21">GetFileDataCount()：计算并返回文件中一共有多少个联系人（结构</text:span><text:soft-page-break/><text:span text:style-name="T21">体）</text:span></text:p>
      <text:p text:style-name="P29"><text:span text:style-name="T21">7.</text:span><text:span text:style-name="T14">ListWaitUser()和</text:span><text:span text:style-name="T13">DataWaitUser()</text:span><text:span text:style-name="T7">： 获得用户选择，判断是上一页，下一页还是退出</text:span></text:p>
      <text:h text:style-name="P34" text:outline-level="2">功能1： 添加新联系人</text:h>
      <text:p text:style-name="P26">算法：</text:p>
      <text:p text:style-name="P13"><text:tab/>memset初始化临时结构</text:p>
      <text:p text:style-name="Text_20_body"><text:span text:style-name="T28"><text:tab/>调用 </text:span><text:span text:style-name="T29">IputData()获得输入的联系人信息</text:span></text:p>
      <text:p text:style-name="P14"><text:tab/>调用SavecontactsToFile()将新联系人信息存入文件</text:p>
      <text:p text:style-name="P14"><text:tab/>根据用户选择判断是否继续添加：</text:p>
      <text:p text:style-name="P14"><text:tab/><text:tab/>是：循环上述内容</text:p>
      <text:p text:style-name="P14"><text:tab/><text:tab/>否： 退出</text:p>
      <text:p text:style-name="Text_20_body"><text:span text:style-name="T34">知识点：</text:span><text:span text:style-name="T24"> </text:span></text:p>
      <text:p text:style-name="Standard"><text:span text:style-name="T10">1. </text:span><text:span text:style-name="T8">整个程序都只是使用到一个临时的结构作为</text:span><text:span text:style-name="T9">BUFFER</text:span></text:p>
      <text:p text:style-name="P7"/>
      <text:h text:style-name="P35" text:outline-level="2"><text:span text:style-name="T5">功能</text:span><text:span text:style-name="T6">2：输入号码查找联系人</text:span></text:h>
      <text:p text:style-name="P26"><text:span text:style-name="T25">算法</text:span><text:span text:style-name="T26">：</text:span></text:p>
      <text:p text:style-name="P16"><text:tab/>获得号码</text:p>
      <text:p text:style-name="P16"><text:tab/>打开文件</text:p>
      <text:p text:style-name="Text_20_body"><text:span text:style-name="T16"><text:tab/>定位</text:span><text:span text:style-name="T17">，遍历文件中每一个联系人（结构体）</text:span></text:p>
      <text:p text:style-name="Text_20_body"><text:span text:style-name="T17"><text:tab/><text:tab/></text:span><text:span text:style-name="T18">srtcmp()对比每个联系人的号码和用户输入的联系人号码</text:span></text:p>
      <text:p text:style-name="P17"><text:tab/><text:tab/><text:tab/>如果相同，就输出该联系人的信息</text:p>
      <text:p text:style-name="P17"><text:tab/>关闭文件</text:p>
      <text:p text:style-name="P17"><text:soft-page-break/></text:p>
      <text:p text:style-name="P26">知识点：</text:p>
      <text:p text:style-name="P12"><text:span text:style-name="T15">1. </text:span><text:span text:style-name="T16">GetFileDataCount()</text:span><text:span text:style-name="T15">：统计文件中结构体数量</text:span></text:p>
      <text:p text:style-name="P7"/>
      <text:h text:style-name="P34" text:outline-level="2">功能3:显示联系人列表，每20个联系人信息为1页，可以翻页</text:h>
      <text:p text:style-name="P1"><text:s/></text:p>
      <text:p text:style-name="Text_20_body"><text:s/><text:span text:style-name="T34">算法：</text:span></text:p>
      <text:p text:style-name="P1"><text:s text:c="2"/>ViewList():</text:p>
      <text:p text:style-name="P1"><text:s text:c="9"/>判断文件中有无数据，是否为最后一页。。。</text:p>
      <text:p text:style-name="P1"><text:s text:c="17"/>以读模式打开文件</text:p>
      <text:p text:style-name="P1"><text:tab/><text:tab/><text:tab/><text:tab/>memset初始化结构体</text:p>
      <text:p text:style-name="P1"><text:s text:c="17"/>定位文件位置</text:p>
      <text:p text:style-name="P1"><text:s text:c="15"/>fread读取1页内容</text:p>
      <text:p text:style-name="P1"><text:s text:c="16"/>输出一页内容</text:p>
      <text:p text:style-name="P1"/>
      <text:p text:style-name="P1"><text:s text:c="9"/>ListWaitUser(iCurpage)判断，并调用其主调函数ViewList()</text:p>
      <text:p text:style-name="P1"><text:s/></text:p>
      <text:p text:style-name="P6"><text:s text:c="2"/>整个程序都只是使用到一个临时的结构作为<text:span text:style-name="T30">BUFFER</text:span>(iCurpage):</text:p>
      <text:p text:style-name="P1"><text:s text:c="9"/>翻页授权：根据当前页选择不同的输出提示，并且利用iNkey和iPkey根据用户当前页面授权用户是否能翻到上一页/下一页</text:p>
      <text:p text:style-name="P1"><text:s text:c="8"/>根据翻页授权以及用和的选择，调用其主调函数ViewList（）</text:p>
      <text:p text:style-name="P1"/>
      <text:p text:style-name="P1"/>
      <text:p text:style-name="P1"/>
      <text:p text:style-name="Text_20_body"><text:s/><text:span text:style-name="T34">知识点：</text:span></text:p>
      <text:p text:style-name="P8">1. 翻页/选择授权：（见ListWaitUser(iCurpage)）</text:p>
      <text:p text:style-name="P1"><text:s text:c="7"/>比如当前在第一页的时候，用户不能选择翻到上一页</text:p>
      <text:p text:style-name="P1"><text:s text:c="11"/>这种方法适用于一切根据某条件而限制用户选择权的程序。</text:p>
      <text:p text:style-name="P5"><text:s text:c="7"/>引申为选择授权。</text:p>
      <text:p text:style-name="P5">2.函数互相调用（见ViewList() 和ListWaitUser()的互相调用）</text:p>
      <text:p text:style-name="P4"><text:s text:c="10"/>这涉及到的是任务的分解！在这里，ListWaitUser判断是否继续调用</text:p>
      <text:p text:style-name="P4">ViewList函数。所以函数的互相调用适用于：一个函数用于判断，另一个函数用于执行功能。用循环也可以实现，但不那么清晰</text:p>
      <text:p text:style-name="P4"><text:soft-page-break/>3. <text:span text:style-name="T27"><text:s/>memset(&amp;contacts,0,sizeof(struct contacts)); 初始化结构体</text:span></text:p>
      <text:p text:style-name="P4"/>
      <text:h text:style-name="P34" text:outline-level="2">功能4：依次显示联系人信息</text:h>
      <text:p text:style-name="P15"/>
      <text:p text:style-name="P26">算法：</text:p>
      <text:p text:style-name="Text_20_body"><text:span text:style-name="T28"><text:tab/></text:span><text:span text:style-name="T33">读模式打开文件</text:span></text:p>
      <text:p text:style-name="P27"><text:tab/>定位，fread读取一个结构体（一个联系人信息）</text:p>
      <text:p text:style-name="P27"><text:tab/>输出结构体信息</text:p>
      <text:p text:style-name="P25"><text:span text:style-name="T1"><text:tab/>调用</text:span><text:span text:style-name="T2">DataWaitUser() <text:s/>(与功能3中的ListWaitUser()类似)</text:span></text:p>
      <text:p text:style-name="P13"><text:tab/></text:p>
      <text:p text:style-name="P26">知识点：</text:p>
      <text:p text:style-name="P18">1.函数相互调用</text:p>
      <text:p text:style-name="P18"/>
      <text:h text:style-name="P34" text:outline-level="2">功能5：根据用户输入的序号<text:span text:style-name="T35">，</text:span>删除联系人</text:h>
      <text:p text:style-name="P26">算法<text:span text:style-name="T32">：</text:span></text:p>
      <text:p text:style-name="Text_20_body"><text:tab/><text:span text:style-name="T11">判断用户输入的序号是否有效</text:span><text:span text:style-name="T12">（是否越界）</text:span></text:p>
      <text:p text:style-name="P22"><text:tab/></text:p>
      <text:p text:style-name="P21"><text:tab/>通过前移实现删除<text:span text:style-name="T35">：</text:span></text:p>
      <text:p text:style-name="P21"><text:tab/><text:tab/>循环<text:span text:style-name="T36">：（直到用最后一个结构覆盖倒数第二个结构）</text:span></text:p>
      <text:p text:style-name="P20"><text:span text:style-name="T36">『</text:span><text:tab/><text:tab/><text:span text:style-name="T35">初始化临时结构体为0</text:span></text:p>
      <text:p text:style-name="P19"><text:tab/><text:tab/>定位<text:span text:style-name="T35">序号指定的后一个结构体，读取内容到临时结构</text:span></text:p>
      <text:p text:style-name="P19"><text:tab/>』 <text:s/>定位序号指定的结构<text:span text:style-name="T35">，写入临时结构中的内容</text:span></text:p>
      <text:p text:style-name="P24"/>
      <text:p text:style-name="P26"><text:soft-page-break/>知识点<text:span text:style-name="T32">：</text:span></text:p>
      <text:p text:style-name="P23"><text:span text:style-name="T3"><text:tab/>1. <text:s/>通过移动</text:span><text:span text:style-name="T4">、覆盖实现结构体删除</text:span><text:span text:style-name="T3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宋体" svg:font-family="宋体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17:50:05.148629805</meta:creation-date>
    <dc:date>2017-10-21T00:42:06.039614732</dc:date>
    <meta:editing-duration>PT1H39M13S</meta:editing-duration>
    <meta:editing-cycles>56</meta:editing-cycles>
    <meta:generator>LibreOffice/5.0.6.2$Linux_X86_64 LibreOffice_project/00$Build-2</meta:generator>
    <meta:document-statistic meta:table-count="0" meta:image-count="0" meta:object-count="0" meta:page-count="6" meta:paragraph-count="103" meta:word-count="1442" meta:character-count="2360" meta:non-whitespace-character-count="2060"/>
  </office:meta>
</office:document-meta>
</file>